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justify"/>
    </style:style>
    <style:style style:name="T2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3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4" style:parent-style-name="NormalWeb" style:family="paragraph">
      <style:text-properties style:font-name="Calibri Light" style:font-name-complex="Calibri Light" fo:font-size="9pt" style:font-size-asian="9pt" style:font-size-complex="9pt"/>
    </style:style>
    <style:style style:name="T5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6" style:parent-style-name="NormalWeb" style:list-style-name="LFO2" style:family="paragraph">
      <style:text-properties style:font-name="Calibri Light" style:font-name-complex="Calibri Light" fo:font-size="9pt" style:font-size-asian="9pt" style:font-size-complex="9pt"/>
    </style:style>
    <style:style style:name="P7" style:parent-style-name="NormalWeb" style:list-style-name="LFO2" style:family="paragraph">
      <style:text-properties style:font-name="Calibri Light" style:font-name-complex="Calibri Light" fo:font-size="9pt" style:font-size-asian="9pt" style:font-size-complex="9pt"/>
    </style:style>
    <style:style style:name="P8" style:parent-style-name="NormalWeb" style:list-style-name="LFO2" style:family="paragraph">
      <style:text-properties style:font-name="Calibri Light" style:font-name-complex="Calibri Light" fo:font-size="9pt" style:font-size-asian="9pt" style:font-size-complex="9pt"/>
    </style:style>
    <style:style style:name="P9" style:parent-style-name="NormalWeb" style:family="paragraph">
      <style:paragraph-properties fo:margin-lef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T10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11" style:parent-style-name="NormalWeb" style:list-style-name="LFO3" style:family="paragraph">
      <style:text-properties style:font-name="Calibri Light" style:font-name-complex="Calibri Light" fo:font-size="9pt" style:font-size-asian="9pt" style:font-size-complex="9pt"/>
    </style:style>
    <style:style style:name="P12" style:parent-style-name="NormalWeb" style:list-style-name="LFO3" style:family="paragraph">
      <style:text-properties style:font-name="Calibri Light" style:font-name-complex="Calibri Light" fo:font-size="9pt" style:font-size-asian="9pt" style:font-size-complex="9pt"/>
    </style:style>
    <style:style style:name="P13" style:parent-style-name="NormalWeb" style:list-style-name="LFO3" style:family="paragraph">
      <style:text-properties style:font-name="Calibri Light" style:font-name-complex="Calibri Light" fo:font-size="9pt" style:font-size-asian="9pt" style:font-size-complex="9pt"/>
    </style:style>
    <style:style style:name="P14" style:parent-style-name="NormalWeb" style:family="paragraph">
      <style:paragraph-properties fo:margin-lef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T15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16" style:parent-style-name="NormalWeb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17" style:parent-style-name="NormalWeb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18" style:parent-style-name="NormalWeb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19" style:parent-style-name="NormalWeb" style:family="paragraph">
      <style:paragraph-properties fo:margin-lef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T20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21" style:parent-style-name="NormalWeb" style:list-style-name="LFO5" style:family="paragraph"/>
    <style:style style:name="T22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23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24" style:parent-style-name="NormalWeb" style:list-style-name="LFO5" style:family="paragraph"/>
    <style:style style:name="T25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26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27" style:parent-style-name="NormalWeb" style:list-style-name="LFO5" style:family="paragraph"/>
    <style:style style:name="T28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29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30" style:parent-style-name="NormalWeb" style:family="paragraph">
      <style:paragraph-properties fo:margin-lef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T31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32" style:parent-style-name="NormalWeb" style:list-style-name="LFO6" style:family="paragraph"/>
    <style:style style:name="T33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34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35" style:parent-style-name="NormalWeb" style:list-style-name="LFO6" style:family="paragraph"/>
    <style:style style:name="T36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37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38" style:parent-style-name="NormalWeb" style:list-style-name="LFO6" style:family="paragraph"/>
    <style:style style:name="T39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40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41" style:parent-style-name="NormalWeb" style:family="paragraph">
      <style:paragraph-properties fo:margin-lef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T42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43" style:parent-style-name="NormalWeb" style:list-style-name="LFO7" style:family="paragraph">
      <style:text-properties style:font-name="Calibri Light" style:font-name-complex="Calibri Light" fo:font-size="9pt" style:font-size-asian="9pt" style:font-size-complex="9pt"/>
    </style:style>
    <style:style style:name="P44" style:parent-style-name="NormalWeb" style:list-style-name="LFO7" style:family="paragraph">
      <style:text-properties style:font-name="Calibri Light" style:font-name-complex="Calibri Light" fo:font-size="9pt" style:font-size-asian="9pt" style:font-size-complex="9pt"/>
    </style:style>
    <style:style style:name="P45" style:parent-style-name="NormalWeb" style:list-style-name="LFO7" style:family="paragraph">
      <style:text-properties style:font-name="Calibri Light" style:font-name-complex="Calibri Light" fo:font-size="9pt" style:font-size-asian="9pt" style:font-size-complex="9pt"/>
    </style:style>
    <style:style style:name="P46" style:parent-style-name="NormalWeb" style:family="paragraph">
      <style:paragraph-properties fo:margin-lef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T47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48" style:parent-style-name="NormalWeb" style:list-style-name="LFO8" style:family="paragraph"/>
    <style:style style:name="T49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50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51" style:parent-style-name="NormalWeb" style:list-style-name="LFO8" style:family="paragraph"/>
    <style:style style:name="T52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T53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54" style:parent-style-name="NormalWeb" style:family="paragraph">
      <style:paragraph-properties fo:margin-lef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T55" style:parent-style-name="Forte" style:family="text">
      <style:text-properties style:font-name="Calibri Light" style:font-name-complex="Calibri Light" fo:font-size="9pt" style:font-size-asian="9pt" style:font-size-complex="9pt"/>
    </style:style>
    <style:style style:name="P56" style:parent-style-name="NormalWeb" style:list-style-name="LFO9" style:family="paragraph">
      <style:text-properties style:font-name="Calibri Light" style:font-name-complex="Calibri Light" fo:font-size="9pt" style:font-size-asian="9pt" style:font-size-complex="9pt"/>
    </style:style>
    <style:style style:name="P57" style:parent-style-name="NormalWeb" style:list-style-name="LFO9" style:family="paragraph">
      <style:text-properties style:font-name="Calibri Light" style:font-name-complex="Calibri Light" fo:font-size="9pt" style:font-size-asian="9pt" style:font-size-complex="9pt"/>
    </style:style>
    <style:style style:name="P58" style:parent-style-name="NormalWeb" style:list-style-name="LFO9" style:family="paragraph">
      <style:text-properties style:font-name="Calibri Light" style:font-name-complex="Calibri Light" fo:font-size="9pt" style:font-size-asian="9pt" style:font-size-complex="9pt"/>
    </style:style>
    <style:style style:name="T59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P60" style:parent-style-name="Textbody" style:list-style-name="LFO10" style:family="paragraph"/>
    <style:style style:name="T61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62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63" style:parent-style-name="Textbody" style:list-style-name="LFO10" style:family="paragraph"/>
    <style:style style:name="T64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65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66" style:parent-style-name="Textbody" style:list-style-name="LFO10" style:family="paragraph"/>
    <style:style style:name="T67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68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69" style:parent-style-name="Textbody" style:list-style-name="LFO10" style:family="paragraph"/>
    <style:style style:name="T70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71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72" style:parent-style-name="Textbody" style:list-style-name="LFO10" style:family="paragraph"/>
    <style:style style:name="T73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74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75" style:parent-style-name="Textbody" style:list-style-name="LFO10" style:family="paragraph"/>
    <style:style style:name="T76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77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78" style:parent-style-name="Textbody" style:list-style-name="LFO10" style:family="paragraph"/>
    <style:style style:name="T79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80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81" style:parent-style-name="Textbody" style:list-style-name="LFO10" style:family="paragraph"/>
    <style:style style:name="T82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83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84" style:parent-style-name="Textbody" style:list-style-name="LFO10" style:family="paragraph"/>
    <style:style style:name="T85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86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87" style:parent-style-name="Textbody" style:list-style-name="LFO10" style:family="paragraph"/>
    <style:style style:name="T88" style:parent-style-name="StrongEmphasis" style:family="text">
      <style:text-properties style:font-name="Calibri Light" style:font-name-complex="Calibri Light" fo:font-size="9pt" style:font-size-asian="9pt" style:font-size-complex="9pt"/>
    </style:style>
    <style:style style:name="T89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P90" style:parent-style-name="Standard" style:family="paragraph">
      <style:text-properties style:font-name="Calibri Light" style:font-name-complex="Calibri Light" fo:font-size="9pt" style:font-size-asian="9pt" style:font-size-complex="9pt"/>
    </style:style>
  </office:automatic-styles>
  <office:body>
    <office:text text:use-soft-page-breaks="true">
      <text:p text:style-name="P1"><text:span text:style-name="T2">Resumo sobre Inteligência Artificial (IA) – Dia 1</text:span></text:p>
      <text:p text:style-name="NormalWeb"><text:span text:style-name="T3">Mapa Mental: Inteligência Artificial (IA)</text:span></text:p>
      <text:p text:style-name="P4"/>
      <text:p text:style-name="NormalWeb"><text:span text:style-name="T5">1. Definição de IA</text:span></text:p>
      <text:list text:style-name="LFO2" text:continue-numbering="true">
        <text:list-item>
          <text:p text:style-name="P6">Campo da Ciência da Computação.</text:p>
        </text:list-item>
        <text:list-item>
          <text:p text:style-name="P7">Desenvolvimento de sistemas e máquinas inteligentes.</text:p>
        </text:list-item>
        <text:list-item>
          <text:p text:style-name="P8">Tarefas: raciocínio, aprendizado, tomada de decisões, processamento de linguagem natural.</text:p>
        </text:list-item>
      </text:list>
      <text:p text:style-name="P9"/>
      <text:p text:style-name="NormalWeb"><text:span text:style-name="T10">2. Evolução da IA</text:span></text:p>
      <text:list text:style-name="LFO3" text:continue-numbering="true">
        <text:list-item>
          <text:p text:style-name="P11">De algoritmos simples a sistemas complexos.</text:p>
        </text:list-item>
        <text:list-item>
          <text:p text:style-name="P12">Interpreta grandes volumes de dados.</text:p>
        </text:list-item>
        <text:list-item>
          <text:p text:style-name="P13">Aprende com experiências passadas e se adapta.</text:p>
        </text:list-item>
      </text:list>
      <text:p text:style-name="P14"/>
      <text:p text:style-name="NormalWeb"><text:span text:style-name="T15">3. Relação entre IA e Ciência de Dados</text:span></text:p>
      <text:list text:style-name="LFO4" text:continue-numbering="true">
        <text:list-item>
          <text:p text:style-name="P16">Ciência de Dados: extrai insights de dados.</text:p>
        </text:list-item>
        <text:list-item>
          <text:p text:style-name="P17">IA: desenvolve algoritmos para tarefas cognitivas.</text:p>
        </text:list-item>
        <text:list-item>
          <text:p text:style-name="P18">Complementares: aprendizado de máquina melhora análise de dados.</text:p>
        </text:list-item>
      </text:list>
      <text:p text:style-name="P19"/>
      <text:p text:style-name="NormalWeb"><text:span text:style-name="T20">4. Principais Tecnologias da IA</text:span></text:p>
      <text:list text:style-name="LFO5" text:continue-numbering="true">
        <text:list-item>
          <text:p text:style-name="P21"><text:span text:style-name="T22">Aprendizado de Máquina (Machine Learning)</text:span><text:span text:style-name="T23">: identifica padrões sem programação explícita.</text:span></text:p>
        </text:list-item>
        <text:list-item>
          <text:p text:style-name="P24"><text:span text:style-name="T25">Aprendizado Profundo (Deep Learning)</text:span><text:span text:style-name="T26">: redes neurais artificiais para padrões complexos.</text:span></text:p>
        </text:list-item>
        <text:list-item>
          <text:p text:style-name="P27"><text:span text:style-name="T28">Processamento de Linguagem Natural (NLP)</text:span><text:span text:style-name="T29">: interação com humanos via fala e escrita.</text:span></text:p>
        </text:list-item>
      </text:list>
      <text:p text:style-name="P30"/>
      <text:p text:style-name="NormalWeb"><text:span text:style-name="T31">5. Métodos Utilizados pela IA</text:span></text:p>
      <text:list text:style-name="LFO6" text:continue-numbering="true">
        <text:list-item>
          <text:p text:style-name="P32"><text:span text:style-name="T33">Aprendizado de Máquina</text:span><text:span text:style-name="T34">: descoberta de padrões nos dados.</text:span></text:p>
        </text:list-item>
        <text:list-item>
          <text:p text:style-name="P35"><text:span text:style-name="T36">Redes Neurais Artificiais</text:span><text:span text:style-name="T37">: inspiradas no cérebro humano.</text:span></text:p>
        </text:list-item>
        <text:list-item>
          <text:p text:style-name="P38"><text:span text:style-name="T39">Processamento de Linguagem Natural</text:span><text:span text:style-name="T40">: interação entre sistemas e seres humanos.</text:span></text:p>
        </text:list-item>
      </text:list>
      <text:p text:style-name="P41"/>
      <text:p text:style-name="NormalWeb"><text:span text:style-name="T42">6. Desenvolvimento da IA</text:span></text:p>
      <text:list text:style-name="LFO7" text:continue-numbering="true">
        <text:list-item>
          <text:p text:style-name="P43">Coleta e processamento de dados.</text:p>
        </text:list-item>
        <text:list-item>
          <text:p text:style-name="P44">Treinamento de modelos.</text:p>
        </text:list-item>
        <text:list-item>
          <text:p text:style-name="P45">Inferência e aprendizado contínuo.</text:p>
        </text:list-item>
      </text:list>
      <text:p text:style-name="P46"/>
      <text:p text:style-name="NormalWeb"><text:span text:style-name="T47">7. Classificação da IA</text:span></text:p>
      <text:list text:style-name="LFO8" text:continue-numbering="true">
        <text:list-item>
          <text:p text:style-name="P48"><text:span text:style-name="T49">IA Fraca</text:span><text:span text:style-name="T50">: tarefas específicas.</text:span></text:p>
        </text:list-item>
        <text:list-item>
          <text:p text:style-name="P51"><text:span text:style-name="T52">IA Forte</text:span><text:span text:style-name="T53">: simula inteligência humana geral.</text:span></text:p>
        </text:list-item>
      </text:list>
      <text:p text:style-name="P54"/>
      <text:p text:style-name="NormalWeb"><text:span text:style-name="T55">8. Importância da IA na Era Digital</text:span></text:p>
      <text:list text:style-name="LFO9" text:continue-numbering="true">
        <text:list-item>
          <text:p text:style-name="P56">Aumenta eficiência e automação.</text:p>
        </text:list-item>
        <text:list-item>
          <text:p text:style-name="P57">Melhora a interação com máquinas.</text:p>
        </text:list-item>
        <text:list-item>
          <text:p text:style-name="P58">Impacto em diversas áreas da sociedade e tecnologia.</text:p>
        </text:list-item>
      </text:list>
      <text:p text:style-name="Textbody"/>
      <text:p text:style-name="Textbody"/>
      <text:soft-page-break/>
      <text:p text:style-name="Textbody"><text:span text:style-name="T59">Questões e Respostas sobre Inteligência Artificial (IA)</text:span></text:p>
      <text:list text:style-name="LFO10" text:continue-numbering="true">
        <text:list-item>
          <text:p text:style-name="P60"><text:span text:style-name="T61">O que é Inteligência Artificial (IA)?</text:span><text:span text:style-name="T62"><text:line-break/>R: É um campo da ciência da computação dedicado ao desenvolvimento de sistemas que realizam tarefas que normalmente exigiriam inteligência humana.</text:span></text:p>
        </text:list-item>
        <text:list-item>
          <text:p text:style-name="P63"><text:span text:style-name="T64">Como a IA evoluiu ao longo do tempo?</text:span><text:span text:style-name="T65"><text:line-break/>R: Passou de simples algoritmos de resolução de problemas para sistemas autônomos capazes de interpretar dados, aprender e se adaptar a novas situações.</text:span></text:p>
        </text:list-item>
        <text:list-item>
          <text:p text:style-name="P66"><text:span text:style-name="T67">Qual a relação entre Ciência de Dados e IA?</text:span><text:span text:style-name="T68"><text:line-break/>R: A Ciência de Dados extrai insights de grandes volumes de dados, enquanto a IA cria algoritmos para automatizar decisões e identificar padrões. Ambas se complementam.</text:span></text:p>
        </text:list-item>
        <text:list-item>
          <text:p text:style-name="P69"><text:span text:style-name="T70">Quais as principais tecnologias que impulsionam a IA?</text:span><text:span text:style-name="T71"><text:line-break/>R: Machine Learning, Deep Learning e Processamento de Linguagem Natural (NLP).</text:span></text:p>
        </text:list-item>
        <text:list-item>
          <text:p text:style-name="P72"><text:span text:style-name="T73">O que é aprendizado de máquina?</text:span><text:span text:style-name="T74"><text:line-break/>R: É uma técnica da IA que permite que computadores aprendam padrões a partir de dados sem serem programados explicitamente.</text:span></text:p>
        </text:list-item>
        <text:list-item>
          <text:p text:style-name="P75"><text:span text:style-name="T76">Como funcionam as redes neurais artificiais?</text:span><text:span text:style-name="T77"><text:line-break/>R: São modelos inspirados no cérebro humano que utilizam camadas de neurônios artificiais para processar informações e reconhecer padrões.</text:span></text:p>
        </text:list-item>
        <text:list-item>
          <text:p text:style-name="P78"><text:span text:style-name="T79">O que é Processamento de Linguagem Natural (NLP)?</text:span><text:span text:style-name="T80"><text:line-break/>R: É uma área da IA que permite que computadores compreendam e interajam com seres humanos por meio da fala e escrita.</text:span></text:p>
        </text:list-item>
        <text:list-item>
          <text:p text:style-name="P81"><text:span text:style-name="T82">Como a IA é utilizada no dia a dia?</text:span><text:span text:style-name="T83"><text:line-break/>R: Em assistentes virtuais, recomendações de conteúdo, análise preditiva em finanças, diagnósticos médicos, entre outros.</text:span></text:p>
        </text:list-item>
        <text:list-item>
          <text:p text:style-name="P84"><text:span text:style-name="T85">Qual a diferença entre IA Fraca e IA Forte?</text:span><text:span text:style-name="T86"><text:line-break/>R: A IA Fraca realiza tarefas específicas, como reconhecimento de voz, enquanto a IA Forte busca replicar a inteligência humana em diversos contextos.</text:span></text:p>
        </text:list-item>
        <text:list-item>
          <text:p text:style-name="P87"><text:span text:style-name="T88">Por que a adoção da IA é importante na era digital?</text:span><text:span text:style-name="T89"><text:line-break/>R: Porque melhora eficiência, automatiza processos e permite melhores tomadas de decisão, tornando-se essencial para a competitividade no mercado.</text:span></text:p>
        </text:list-item>
      </text:list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ana Viana</dc:creator>
    <meta:creation-date>2025-03-07T07:59:00Z</meta:creation-date>
    <dc:date>2025-03-12T13:22:00Z</dc:date>
    <meta:template xlink:href="Normal.dotm" xlink:type="simple"/>
    <meta:editing-cycles>6</meta:editing-cycles>
    <meta:editing-duration>PT2340S</meta:editing-duration>
    <meta:document-statistic meta:page-count="2" meta:paragraph-count="6" meta:word-count="525" meta:character-count="3360" meta:row-count="23" meta:non-whitespace-character-count="2841"/>
  </office:meta>
</office:document-meta>
</file>